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9in"/>
    </style:style>
    <style:style style:name="co2" style:family="table-column">
      <style:table-column-properties fo:break-before="auto" style:column-width="2.1209in"/>
    </style:style>
    <style:style style:name="co3" style:family="table-column">
      <style:table-column-properties fo:break-before="auto" style:column-width="6.3055in"/>
    </style:style>
    <style:style style:name="co4" style:family="table-column">
      <style:table-column-properties fo:break-before="auto" style:column-width="4.6319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4.828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7201in" fo:break-before="auto" style:use-optimal-row-height="false"/>
    </style:style>
    <style:style style:name="ro3" style:family="table-row">
      <style:table-row-properties style:row-height="0.8201in" fo:break-before="auto" style:use-optimal-row-height="false"/>
    </style:style>
    <style:style style:name="ro4" style:family="table-row">
      <style:table-row-properties style:row-height="0.6201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3" office:value-type="string">
            <text:p/>
            <text:p/>
            <text:p><text:s text:c="8"/>SEO</text:p>
          </table:table-cell>
          <table:table-cell table:style-name="ce3" office:value-type="string">
            <text:p>Balise "title"</text:p>
          </table:table-cell>
          <table:table-cell table:style-name="ce3" office:value-type="string">
            <text:p>La balise "title" n'est pas remplit</text:p>
          </table:table-cell>
          <table:table-cell table:style-name="ce3" office:value-type="string">
            <text:p>Remplir cette balise</text:p>
          </table:table-cell>
          <table:table-cell table:style-name="ce3" office:value-type="string">
            <text:p>Remplir cette balise avec le nom de</text:p>
            <text:p><text:s/>L'entreprise</text:p>
          </table:table-cell>
          <table:table-cell table:style-name="ce3" office:value-type="string">
            <text:p><text:a xlink:href="https://developer.mozilla.org/fr">https://developer.mozilla.org/fr</text:a>/docs/Web/HTML/Element/titl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/>
            <text:p/>
            <text:p><text:s text:c="8"/>SEO</text:p>
          </table:table-cell>
          <table:table-cell table:style-name="ce3" office:value-type="string">
            <text:p>Balise "h3"</text:p>
          </table:table-cell>
          <table:table-cell table:style-name="ce3" office:value-type="string">
            <text:p>Mauvaise balise utilisée</text:p>
          </table:table-cell>
          <table:table-cell table:style-name="ce3" office:value-type="string">
            <text:p>Utilisisé les balise "h"dans l'odre: h1&gt;h2&gt;h3...</text:p>
          </table:table-cell>
          <table:table-cell table:style-name="ce3" office:value-type="string">
            <text:p>Mettre des balises h2 à la place des</text:p>
            <text:p><text:s/>Balises h3.</text:p>
          </table:table-cell>
          <table:table-cell table:style-name="ce3" office:value-type="string">
            <text:p><text:a xlink:href="https://developer.mozilla.org/fr/">https://developer.mozilla.org/fr/</text:a></text:p>
            <text:p>docs/Web/HTML/Element/Heading_Element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3" office:value-type="string">
            <text:p>Balise Meta Description</text:p>
          </table:table-cell>
          <table:table-cell table:style-name="ce3" office:value-type="string">
            <text:p>Aucun contenu dans la balise meta description</text:p>
          </table:table-cell>
          <table:table-cell table:style-name="ce3" office:value-type="string">
            <text:p>Toujours avoir un contenu dans cette balise</text:p>
          </table:table-cell>
          <table:table-cell table:style-name="ce3" office:value-type="string">
            <text:p>Remplir cette balise avec une</text:p>
            <text:p><text:s/>Description contenant des mots clef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3" office:value-type="string">
            <text:p>Balise Meta Robots</text:p>
          </table:table-cell>
          <table:table-cell table:style-name="ce3" office:value-type="string">
            <text:p>Balise non présente</text:p>
          </table:table-cell>
          <table:table-cell table:style-name="ce3" office:value-type="string">
            <text:p>Mettre cette balise dans le head pour </text:p>
            <text:p>Indexer la page </text:p>
          </table:table-cell>
          <table:table-cell table:style-name="ce3" office:value-type="string">
            <text:p>Rajouter cette balise au hea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>
            <text:p/>
            <text:p/>
            <text:p/>
            <text:p/>
            <text:p><text:s text:c="8"/>SEO</text:p>
          </table:table-cell>
          <table:table-cell table:style-name="ce3" office:value-type="string">
            <text:p>Balise Html lang</text:p>
          </table:table-cell>
          <table:table-cell table:style-name="ce3" office:value-type="string">
            <text:p>Aucune Balise indiquant la langue du site</text:p>
          </table:table-cell>
          <table:table-cell table:style-name="ce3" office:value-type="string">
            <text:p>Mettre une balise html lang</text:p>
          </table:table-cell>
          <table:table-cell table:style-name="ce3" office:value-type="string">
            <text:p>Rajouter une balise html lang="fr" </text:p>
            <text:p>pour indiquer que le site est</text:p>
            <text:p><text:s/>En français</text:p>
            <text:p/>
          </table:table-cell>
          <table:table-cell table:style-name="ce3" office:value-type="string">
            <text:p><text:a xlink:href="https://developer.mozilla.org/fr/docs/Web/HTML/Global_attributes/lang">https://developer.mozilla.org/fr/docs/Web/HTML/Global_attributes/lang</text:a></text:p>
            <text:p/>
            <text:p/>
            <text:p/>
            <text:p/>
            <text:p/>
            <text:p/>
          </table:table-cell>
          <table:table-cell table:number-columns-repeated="1018"/>
        </table:table-row>
        <table:table-row table:style-name="ro3">
          <table:table-cell table:style-name="ce3" office:value-type="string">
            <text:p/>
            <text:p/>
            <text:p/>
            <text:p/>
            <text:p/>
            <text:p><text:s text:c="8"/>SEO</text:p>
          </table:table-cell>
          <table:table-cell table:style-name="ce3" office:value-type="string">
            <text:p>Mots clefs caché</text:p>
          </table:table-cell>
          <table:table-cell table:style-name="ce3" office:value-type="string">
            <text:p>Des mots clefs sont cachés dans le header</text:p>
          </table:table-cell>
          <table:table-cell table:style-name="ce3" office:value-type="string">
            <text:p>Ne pas mettre de mots caché dans une page web car </text:p>
            <text:p>cela peut être considéré Comme de la tromperie par</text:p>
            <text:p><text:s/>Google et peut nuir au référencement</text:p>
          </table:table-cell>
          <table:table-cell table:style-name="ce3" office:value-type="string">
            <text:p>Suprimer les balises div descrption </text:p>
            <text:p>cachée dans le header et mettre c'est</text:p>
            <text:p><text:s/>mot clefs dans la balise Meta</text:p>
            <text:p><text:s/>Description prévu a cette effet</text:p>
          </table:table-cell>
          <table:table-cell table:style-name="ce3" office:value-type="string">
            <text:p><text:a xlink:href="https://developers.google.com/search/docs/advanced/">https://developers.google.com/search/docs/advanced/</text:a></text:p>
            <text:p>Guidelines/hidden-text-links?hl=fr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/>
            <text:p/>
            <text:p/>
            <text:p><text:s text:c="8"/>SEO</text:p>
          </table:table-cell>
          <table:table-cell table:style-name="ce3" office:value-type="string">
            <text:p>Aucune balise strong</text:p>
          </table:table-cell>
          <table:table-cell table:style-name="ce3" office:value-type="string">
            <text:p>Il n'y a aucune balise strong dans le html</text:p>
          </table:table-cell>
          <table:table-cell table:style-name="ce3" office:value-type="string">
            <text:p>Rajouter des balise strong</text:p>
          </table:table-cell>
          <table:table-cell table:style-name="ce3" office:value-type="string">
            <text:p>Mettre des balises strong autour de certain </text:p>
            <text:p>Mots clefs pour un meilleur référencement</text:p>
          </table:table-cell>
          <table:table-cell table:style-name="ce3" office:value-type="string">
            <text:p>https://developer.mozilla.org/fr/docs/Web/HTML/Element/strong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8"/>SEO</text:p>
          </table:table-cell>
          <table:table-cell table:style-name="ce3" office:value-type="string">
            <text:p>Site non responsive</text:p>
          </table:table-cell>
          <table:table-cell table:style-name="ce3" office:value-type="string">
            <text:p>Le site comporte des élements qui ne s'adapte pas aux différentes tailles d'ecrans</text:p>
          </table:table-cell>
          <table:table-cell table:style-name="ce3" office:value-type="string">
            <text:p>Faire en sorte que touts les élements du site reste visibles</text:p>
            <text:p><text:s/>Selon les differentes tailles d'ecran</text:p>
          </table:table-cell>
          <table:table-cell table:style-name="ce3" office:value-type="string">
            <text:p>Faire en sorte que touts les élements de la </text:p>
            <text:p>barre de navigation soit visible ainsi que</text:p>
            <text:p><text:s/>Certaines images</text:p>
          </table:table-cell>
          <table:table-cell table:style-name="ce3" office:value-type="string">
            <text:p><text:a xlink:href="https://www.studionet.fr/le-referencement-et-le-responsive-web-design#:~:text=Le%20responsive%20possède%20des%20avantages%20non%20négligeables%20en%20termes%20de%20référencement%20naturel.&amp;text=La%20création%20responsive%20d'un,le%20plus%20d'informations%20possible">https://www.studionet.fr/le-referencement-et-le-responsive-web-design#:~:text=Le%20responsive%20poss%C3%A8de%20des%20avantages%20non%20n%C3%A9gligeables%20en%20termes%20de%20r%C3%A9f%C3%A9rencement%20naturel.&amp;text=La%20cr%C3%A9ation%20responsive%20d'un,le%20plus%20d'informations%20possible</text:a>.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/>
            <text:p/>
            <text:p/>
            <text:p/>
          </table:table-cell>
          <table:table-cell table:style-name="ce3" office:value-type="string">
            <text:p>Image à la place d'un texte</text:p>
          </table:table-cell>
          <table:table-cell table:style-name="ce3" office:value-type="string">
            <text:p>Des images sont utilisées à la place de texte</text:p>
          </table:table-cell>
          <table:table-cell table:style-name="ce3" office:value-type="string">
            <text:p>Une image ne dois pas remplacer un texte, il vaut mieux</text:p>
            <text:p>le taper Directement et y mettre des mots clefs</text:p>
          </table:table-cell>
          <table:table-cell table:style-name="ce3" office:value-type="string">
            <text:p>Suprimmer la photo et la remplacer par </text:p>
            <text:p>du text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Attribut Alt</text:p>
          </table:table-cell>
          <table:table-cell table:style-name="ce3" office:value-type="string">
            <text:p>Le "alt" dans les balises img sont mal renseignées</text:p>
          </table:table-cell>
          <table:table-cell table:style-name="ce3" office:value-type="string">
            <text:p>Dans l'attribut alt il faut renseigner la descritpion de la</text:p>
            <text:p><text:s/>Photo et non y mettre des mots clefs</text:p>
          </table:table-cell>
          <table:table-cell table:style-name="ce3" office:value-type="string">
            <text:p>Remplacer les mots clefs par une description</text:p>
            <text:p><text:s/>Des photos</text:p>
          </table:table-cell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</number:number-style>
    <number:number-style style:name="N8106" number:language="fr" number:country="FR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</number:number-style>
    <number:number-style style:name="N8108" number:language="fr" number:country="FR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fr" number:country="FR">
      <number:text> </number:text>
      <number:number number:decimal-places="0" number:min-integer-digits="1" number:grouping="true"/>
      <number:text> </number:text>
    </number:number-style>
    <number:number-style style:name="N8113P1" style:volatile="true" number:language="fr" number:country="FR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fr" number:country="FR">
      <number:text> - </number:text>
    </number:number-style>
    <number:text-style style:name="N8113" number:language="fr" number:country="FR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fr" number:country="FR">
      <number:text> </number:text>
      <number:number number:decimal-places="2" number:min-integer-digits="1" number:grouping="true"/>
      <number:text> </number:text>
    </number:number-style>
    <number:number-style style:name="N8117P1" style:volatile="true" number:language="fr" number:country="FR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fr" number:country="FR">
      <number:text> -</number:text>
      <number:number number:decimal-places="0" number:min-integer-digits="0"/>
      <number:text> </number:text>
    </number:number-style>
    <number:text-style style:name="N8117" number:language="fr" number:country="FR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fr" number:country="FR">
      <number:minutes number:style="long"/>
      <number:text>:</number:text>
      <number:seconds number:style="long"/>
    </number:time-style>
    <number:time-style style:name="N8119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fr" number:country="FR">
      <number:minutes number:style="long"/>
      <number:text>:</number:text>
      <number:seconds number:style="long" number:decimal-places="1"/>
    </number:time-style>
    <number:number-style style:name="N8121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0">09/10/2022</text:date>, <text:time>16:1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10T16:15:53.47</dc:date>
    <dc:creator>yoann L</dc:creator>
    <meta:generator>OpenOffice/4.1.13$Win32 OpenOffice.org_project/4113m1$Build-9810</meta:generator>
    <meta:editing-duration>PT10M14S</meta:editing-duration>
    <meta:editing-cycles>2</meta:editing-cycles>
    <meta:document-statistic meta:table-count="1" meta:cell-count="62" meta:object-count="0"/>
  </office:meta>
</office:document-meta>
</file>